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97.75mm"/>
    </style:style>
    <style:style style:name="co3" style:family="table-column">
      <style:table-column-properties fo:break-before="auto" style:column-width="98.3mm"/>
    </style:style>
    <style:style style:name="co4" style:family="table-column">
      <style:table-column-properties fo:break-before="auto" style:column-width="156.8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24.34mm" fo:break-before="auto" style:use-optimal-row-height="false"/>
    </style:style>
    <style:style style:name="ro3" style:family="table-row">
      <style:table-row-properties style:row-height="26.99mm" fo:break-before="auto" style:use-optimal-row-height="false"/>
    </style:style>
    <style:style style:name="ro4" style:family="table-row">
      <style:table-row-properties style:row-height="22.7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7" office:value-type="string" calcext:value-type="string">
            <text:p>Test Case ID</text:p>
          </table:table-cell>
          <table:table-cell table:style-name="ce7" office:value-type="string" calcext:value-type="string">
            <text:p>Test Case Description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Actual Result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TC_01</text:p>
          </table:table-cell>
          <table:table-cell office:value-type="string" calcext:value-type="string">
            <text:p>Compose Email with valid Subject and Body</text:p>
          </table:table-cell>
          <table:table-cell office:value-type="string" calcext:value-type="string">
            <text:p><text:span text:style-name="T1">1. Open Gmail.</text:span></text:p>
            <text:p><text:span text:style-name="T1">2. Click on Compose.</text:span></text:p>
            <text:p><text:span text:style-name="T1">3. Enter "Incubyte" in the Subject.</text:span></text:p>
            <text:p><text:span text:style-name="T1">4. Enter "QA test for Incubyte" in the Body.</text:span></text:p>
            <text:p><text:span text:style-name="T1">5. Send email.</text:span></text:p>
          </table:table-cell>
          <table:table-cell office:value-type="string" calcext:value-type="string">
            <text:p>Email is sent successfully with subject "Incubyte" and body "QA test for Incubyte"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_02</text:p>
          </table:table-cell>
          <table:table-cell office:value-type="string" calcext:value-type="string">
            <text:p>Compose Email with no Subject</text:p>
          </table:table-cell>
          <table:table-cell table:style-name="ce8" office:value-type="string" calcext:value-type="string">
            <text:p>1. Open Gmail.</text:p>
            <text:p>2. Click on Compose.</text:p>
            <text:p>3. Leave Subject empty.</text:p>
            <text:p>4. Enter "QA test for Incubyte" in the Body.</text:p>
            <text:p>5. Send email.</text:p>
          </table:table-cell>
          <table:table-cell office:value-type="string" calcext:value-type="string">
            <text:p>Email is not sent and a validation message appears about the missing subject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_03 </text:p>
          </table:table-cell>
          <table:table-cell office:value-type="string" calcext:value-type="string">
            <text:p>Compose Email with no Body</text:p>
          </table:table-cell>
          <table:table-cell office:value-type="string" calcext:value-type="string">
            <text:p><text:span text:style-name="T1">1. Open Gmail.</text:span></text:p>
            <text:p><text:span text:style-name="T1">2. Click on Compose.</text:span></text:p>
            <text:p><text:span text:style-name="T1">3. Enter "Incubyte" in the Subject.</text:span></text:p>
            <text:p><text:span text:style-name="T1">4. Leave Body empty.</text:span></text:p>
            <text:p><text:span text:style-name="T1">5. Send email.</text:span></text:p>
          </table:table-cell>
          <table:table-cell table:style-name="ce9" office:value-type="string" calcext:value-type="string">
            <text:p>Email is sent successfully with subject "Incubyte" and an empty body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_04</text:p>
          </table:table-cell>
          <table:table-cell office:value-type="string" calcext:value-type="string">
            <text:p>Compose Email with invalid characters in Subject</text:p>
          </table:table-cell>
          <table:table-cell office:value-type="string" calcext:value-type="string">
            <text:p><text:span text:style-name="T1">1. Open Gmail.</text:span></text:p>
            <text:p><text:span text:style-name="T1">2. Click on Compose.</text:span></text:p>
            <text:p><text:span text:style-name="T1">3. Enter "$$$" in the Subject.</text:span></text:p>
            <text:p><text:span text:style-name="T1">4. Enter "QA test for Incubyte" in the Body.</text:span></text:p>
            <text:p><text:span text:style-name="T1">5. Send email.</text:span></text:p>
          </table:table-cell>
          <table:table-cell office:value-type="string" calcext:value-type="string">
            <text:p>Email is sent successfully, even with special characters in the subjec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_05</text:p>
          </table:table-cell>
          <table:table-cell office:value-type="string" calcext:value-type="string">
            <text:p>Compose Email with long Subject and Body</text:p>
          </table:table-cell>
          <table:table-cell office:value-type="string" calcext:value-type="string">
            <text:p><text:span text:style-name="T1">1. Open Gmail.</text:span></text:p>
            <text:p><text:span text:style-name="T1">2. Click on Compose.</text:span></text:p>
            <text:p><text:span text:style-name="T1">3. Enter a very long subject (over 100 characters).</text:span></text:p>
            <text:p><text:span text:style-name="T1">4. Enter a very long body (over 1000 characters).</text:span></text:p>
            <text:p><text:span text:style-name="T1">5. Send email.</text:span></text:p>
          </table:table-cell>
          <table:table-cell office:value-type="string" calcext:value-type="string">
            <text:p>Email is sent successfully, subject and body are truncated if necessary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C_06</text:p>
          </table:table-cell>
          <table:table-cell office:value-type="string" calcext:value-type="string">
            <text:p>Compose Email and verify Attachment feature</text:p>
          </table:table-cell>
          <table:table-cell office:value-type="string" calcext:value-type="string">
            <text:p><text:span text:style-name="T1">1. Open Gmail.</text:span></text:p>
            <text:p><text:span text:style-name="T1">2. Click on Compose.</text:span></text:p>
            <text:p><text:span text:style-name="T1">3. Enter "Incubyte" in the Subject.</text:span></text:p>
            <text:p><text:span text:style-name="T1">4. Enter "QA test for Incubyte" in the Body.</text:span></text:p>
            <text:p><text:span text:style-name="T1">5. Attach a file.</text:span></text:p>
            <text:p><text:span text:style-name="T1">6. Send email.</text:span></text:p>
          </table:table-cell>
          <table:table-cell office:value-type="string" calcext:value-type="string">
            <text:p>Email is sent with the attachment successfully.</text:p>
          </table:table-cell>
          <table:table-cell table:number-columns-repeated="2"/>
          <table:table-cell table:style-name="ce8" office:value-type="string" calcext:value-type="string">
            <text:p>Attachment verif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5:32:03.508140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8T15:20:58.998466607</meta:creation-date>
    <meta:generator>LibreOffice/6.0.7.3$Linux_X86_64 LibreOffice_project/00m0$Build-3</meta:generator>
    <dc:date>2025-03-08T22:01:13.063383964</dc:date>
    <meta:editing-duration>PT6H18M16S</meta:editing-duration>
    <meta:editing-cycles>5</meta:editing-cycles>
    <meta:document-statistic meta:table-count="1" meta:cell-count="32" meta:object-count="0"/>
  </office:meta>
</office:document-meta>
</file>